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4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<text:span text:style-name="T1">K nobel</text:span></text:p>
          </table:table-cell>
          <table:table-cell>
            <draw:frame table:end-cell-address="Planilha1.L22" table:end-x="16.31mm" table:end-y="0.42mm" draw:z-index="0" draw:style-name="gr1" draw:text-style-name="P1" svg:width="160.05mm" svg:height="90.79mm" svg:x="14.41mm" svg:y="0.01mm">
              <draw:object draw:notify-on-update-of-ranges="Planilha1.B2:Planilha1.B137 Planilha1.D1:Planilha1.D1 Planilha1.D2:Planilha1.D137 Planilha1.B2:Planilha1.B137 Planilha1.C1:Planilha1.C1 Planilha1.C2:Planilha1.C1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<text:a xlink:href="https://publons.com/researcher/2773230/michael-graetzel/" xlink:type="simple">Michael Graetzel</text:a></text:p>
          </table:table-cell>
          <table:table-cell office:value-type="float" office:value="206" calcext:value-type="float">
            <text:p>206</text:p>
          </table:table-cell>
          <table:table-cell office:value-type="float" office:value="611" calcext:value-type="float">
            <text:p>611</text:p>
          </table:table-cell>
          <table:table-cell table:style-name="ce2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691072/andre-k-geim/" xlink:type="simple">Andre K. Geim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610" calcext:value-type="float">
            <text:p>610</text:p>
          </table:table-cell>
          <table:table-cell table:style-name="ce2"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342530/paul-alivisatos/" xlink:type="simple">Paul Alivisatos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605" calcext:value-type="float">
            <text:p>605</text:p>
          </table:table-cell>
          <table:table-cell table:style-name="ce2"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519450/kostya-s-novoselov/" xlink:type="simple">Kostya S Novoselov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603" calcext:value-type="float">
            <text:p>603</text:p>
          </table:table-cell>
          <table:table-cell table:style-name="ce2"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517139/sergey-v-morozov/" xlink:type="simple">Sergey V Morozov</text:a></text:p>
          </table:table-cell>
          <table:table-cell office:value-type="float" office:value="37" calcext:value-type="float">
            <text:p>37</text:p>
          </table:table-cell>
          <table:table-cell office:value-type="float" office:value="559" calcext:value-type="float">
            <text:p>559</text:p>
          </table:table-cell>
          <table:table-cell table:style-name="ce2"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785247/younan-xia/" xlink:type="simple">Younan Xia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542" calcext:value-type="float">
            <text:p>542</text:p>
          </table:table-cell>
          <table:table-cell table:style-name="ce2"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<text:a xlink:href="http://bit.ly/2ZmkAhq" xlink:type="simple">Pulickel Ajayan</text:a></text:p>
          </table:table-cell>
          <table:table-cell office:value-type="float" office:value="147" calcext:value-type="float">
            <text:p>147</text:p>
          </table:table-cell>
          <table:table-cell office:value-type="float" office:value="541" calcext:value-type="float">
            <text:p>541</text:p>
          </table:table-cell>
          <table:table-cell table:style-name="ce2"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1380898/philip-kim/" xlink:type="simple">Philip Kim</text:a></text:p>
          </table:table-cell>
          <table:table-cell office:value-type="float" office:value="83" calcext:value-type="float">
            <text:p>83</text:p>
          </table:table-cell>
          <table:table-cell office:value-type="float" office:value="519" calcext:value-type="float">
            <text:p>519</text:p>
          </table:table-cell>
          <table:table-cell table:style-name="ce2"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789625/zhong-lin-zl-wang/" xlink:type="simple">Zhong Lin (Z.L.) Wang</text:a></text:p>
          </table:table-cell>
          <table:table-cell office:value-type="float" office:value="195" calcext:value-type="float">
            <text:p>195</text:p>
          </table:table-cell>
          <table:table-cell office:value-type="float" office:value="515" calcext:value-type="float">
            <text:p>515</text:p>
          </table:table-cell>
          <table:table-cell table:style-name="ce2"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595767/yi-cui/" xlink:type="simple">Yi Cui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table:style-name="ce2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738444/mikhail-i-katsnelson/" xlink:type="simple">Mikhail I. Katsnelson</text:a></text:p>
          </table:table-cell>
          <table:table-cell office:value-type="float" office:value="89" calcext:value-type="float">
            <text:p>89</text:p>
          </table:table-cell>
          <table:table-cell office:value-type="float" office:value="489" calcext:value-type="float">
            <text:p>489</text:p>
          </table:table-cell>
          <table:table-cell table:style-name="ce2"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818499/yang-yang/" xlink:type="simple">Yang Yang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471" calcext:value-type="float">
            <text:p>471</text:p>
          </table:table-cell>
          <table:table-cell table:style-name="ce2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<text:a xlink:href="https://publons.com/researcher/2208420/alex-k-zettl/" xlink:type="simple">Alex K Zettl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89866/james-c-hone/" xlink:type="simple">James C. Hone</text:a></text:p>
          </table:table-cell>
          <table:table-cell office:value-type="float" office:value="72" calcext:value-type="float">
            <text:p>72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0617/mohammad-k-nazeeruddin/" xlink:type="simple">Mohammad K Nazeeruddin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710430/naomi-halas/" xlink:type="simple">Naomi Halas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234617/john-rogers/" xlink:type="simple">John Rogers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52790/antonio-h-castro-neto/" xlink:type="simple">Antonio H. Castro Net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3072/francisco-guinea/" xlink:type="simple">Francisco Guinea</text:a></text:p>
          </table:table-cell>
          <table:table-cell office:value-type="float" office:value="84" calcext:value-type="float">
            <text:p>84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572635/arthur-j-nozik/" xlink:type="simple">Arthur J. Nozik</text:a></text:p>
          </table:table-cell>
          <table:table-cell office:value-type="float" office:value="77" calcext:value-type="float">
            <text:p>77</text:p>
          </table:table-cell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744704/tony-heinz/" xlink:type="simple">Tony Heinz</text:a></text:p>
          </table:table-cell>
          <table:table-cell office:value-type="float" office:value="98" calcext:value-type="float">
            <text:p>9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orcid.org/0000-0001-9102-4259" xlink:type="simple">Georg Kresse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465652/peter-zoller/" xlink:type="simple">Peter Zoller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84095/nuno-m-r-peres/" xlink:type="simple">Nuno M R Peres</text:a></text:p>
          </table:table-cell>
          <table:table-cell office:value-type="float" office:value="76" calcext:value-type="float">
            <text:p>76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33048/xinran-wang/" xlink:type="simple">Xinran Wang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435966/gang-li/" xlink:type="simple">Gang Li</text:a></text:p>
          </table:table-cell>
          <table:table-cell office:value-type="float" office:value="65" calcext:value-type="float">
            <text:p>65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32922/peter-blake/" xlink:type="simple">Peter Blake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05135/jannik-c-meyer/" xlink:type="simple">Jannik C Meyer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334223/mauricio-terrones/" xlink:type="simple">Mauricio Terrone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39408/zhifeng-ren/" xlink:type="simple">Zhifeng Ren</text:a></text:p>
          </table:table-cell>
          <table:table-cell office:value-type="float" office:value="85" calcext:value-type="float">
            <text:p>85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66055/zhuang-liu/" xlink:type="simple">Zhuang Liu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228321/jong-hyun-ahn/" xlink:type="simple">Jong-Hyun Ahn</text:a></text:p>
          </table:table-cell>
          <table:table-cell office:value-type="float" office:value="55" calcext:value-type="float">
            <text:p>55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17449/harry-a-atwater/" xlink:type="simple">Harry A. Atwater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8282/charles-l-kane/" xlink:type="simple">Charles L. Kane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30444/david-r-smith/" xlink:type="simple">David R Smith</text:a></text:p>
          </table:table-cell>
          <table:table-cell office:value-type="float" office:value="85" calcext:value-type="float">
            <text:p>85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69805/sankar-das-sarma/" xlink:type="simple">Sankar Das Sarma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85632/francesco-mauri/" xlink:type="simple">Francesco Mauri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58324/yoshinori-tokura/" xlink:type="simple">Yoshinori Tokura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383468/feng-wang/" xlink:type="simple">Feng wang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18522/barbaros-oezyilmaz/" xlink:type="simple">Barbaros Oezyilmaz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41461/michele-lazzeri/" xlink:type="simple">Michele Lazzeri</text:a></text:p>
          </table:table-cell>
          <table:table-cell office:value-type="float" office:value="44" calcext:value-type="float">
            <text:p>44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318237/henry-j-snaith/" xlink:type="simple">Henry J Snaith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02688/david-j-singh/" xlink:type="simple">David J Singh</text:a></text:p>
          </table:table-cell>
          <table:table-cell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540465/michael-s-fuhrer/" xlink:type="simple">Michael S. Fuhrer</text:a></text:p>
          </table:table-cell>
          <table:table-cell office:value-type="float" office:value="52" calcext:value-type="float">
            <text:p>52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43665/shou-cheng-zhang/" xlink:type="simple">Shou-Cheng Zhang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79096/xiang-zhang/" xlink:type="simple">Xiang Zhang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72110/ali-javey/" xlink:type="simple">Ali Javey</text:a></text:p>
          </table:table-cell>
          <table:table-cell office:value-type="float" office:value="80" calcext:value-type="float">
            <text:p>80</text:p>
          </table:table-cell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80423/liangbing-hu/" xlink:type="simple">Liangbing Hu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6737/peter-j-a-nordlander/" xlink:type="simple">Peter J. A. Nordlander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physics.gatech.edu/user/claire-berger" xlink:type="simple">Berger Claire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94607/lain-jong-li/" xlink:type="simple">Lain-Jong Li</text:a></text:p>
          </table:table-cell>
          <table:table-cell office:value-type="float" office:value="81" calcext:value-type="float">
            <text:p>81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02362/luigi-colombo/" xlink:type="simple">Luigi Colombo</text:a></text:p>
          </table:table-cell>
          <table:table-cell office:value-type="float" office:value="42" calcext:value-type="float">
            <text:p>42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85743/carlo-wj-beenakker/" xlink:type="simple">Carlo W.J. Beenakke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4509/costas-m-soukoulis/" xlink:type="simple">Costas M. Soukoulis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bit.ly/2YB8JuJ" xlink:type="simple">Phaedon Avouris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13943/naoto-n-nagaosa/" xlink:type="simple">Naoto N Nagaosa</text:a>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511176/stuart-parkin/" xlink:type="simple">Stuart Parkin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53567/shanhui-fan/" xlink:type="simple">Shanhui Fan</text:a></text:p>
          </table:table-cell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orcid.org/0000-0003-3596-9754" xlink:type="simple">Mark S. Hybertsen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63933/david-muller/" xlink:type="simple">David Muller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431810/jang-wook-choi/" xlink:type="simple">Jang Wook Choi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404245/wenzhong-bao/" xlink:type="simple">Wenzhong Bao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orcid.org/0000-0003-0828-0310" xlink:type="simple">Vladimir Fal'ko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347157/maciej-lewenstein/" xlink:type="simple">Maciej Lewenstein</text:a></text:p>
          </table:table-cell>
          <table:table-cell office:value-type="float" office:value="91" calcext:value-type="float">
            <text:p>91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66086/yonggang-huang/" xlink:type="simple">Yonggang Huang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40912/yumeng-shi/" xlink:type="simple">Yumeng Shi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31592/qian-niu/" xlink:type="simple">Qian Niu</text:a></text:p>
          </table:table-cell>
          <table:table-cell office:value-type="float" office:value="70" calcext:value-type="float">
            <text:p>7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97751/albert-polman/" xlink:type="simple">Albert Polman</text:a></text:p>
          </table:table-cell>
          <table:table-cell office:value-type="float" office:value="87" calcext:value-type="float">
            <text:p>87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39106/hideo-hosono/" xlink:type="simple">HIdeo Hosono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onelab.mit.edu/people" xlink:type="simple">Vladimit Bulovic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306966/arend-m-van-der-zande/" xlink:type="simple">Arend M van der Zande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77839/thomas-k-seyller/" xlink:type="simple">Thomas K Seyller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59444/chris-g-van-de-walle/" xlink:type="simple">Chris G Van de Walle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47932/caglar-o-girit/" xlink:type="simple">Çağlar Ö Giri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com/citations?user=FdXKTjsAAAAJ&amp;hl=en&amp;oi=ao" xlink:type="simple">Richard D. Averitt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77132/alexander-a-balandin/" xlink:type="simple">Alexander A. Balandin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53649/zhong-fang/" xlink:type="simple">Zhong Fang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67349/kenji-watanabe/" xlink:type="simple">Kenji WATANABE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67445/takashi-taniguchi/" xlink:type="simple">Takashi TANIGUCHI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infrared.cni.columbia.edu/basov/" xlink:type="simple">Dimitri N. Basov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04319/gang-chen/" xlink:type="simple">Gang Chen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22696/daniel-c-ralph/" xlink:type="simple">Daniel C Ralph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340060/fengnian-xia/" xlink:type="simple">Fengnian Xia</text:a></text:p>
          </table:table-cell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298366/franco-nori/" xlink:type="simple">Franco Nori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22764/immanuel-bloch/" xlink:type="simple">Immanuel Bloch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35069/m-zahid-hasan/" xlink:type="simple">M. Zahid HASAN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22598/roman-gorbachev/" xlink:type="simple">Roman Gorbachev</text:a></text:p>
          </table:table-cell>
          <table:table-cell office:value-type="float" office:value="37" calcext:value-type="float">
            <text:p>37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17945/martin-b-plenio/" xlink:type="simple">Martin B Plenio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17211/david-g-mandrus/" xlink:type="simple">David G Mandrus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738226/xi-dai/" xlink:type="simple">Xi Dai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332247/yat-li/" xlink:type="simple">Yat Li</text:a></text:p>
          </table:table-cell>
          <table:table-cell office:value-type="float" office:value="58" calcext:value-type="float">
            <text:p>58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25099/xiaoliang-qi/" xlink:type="simple">Xiaoliang Qi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85340/wei-d-lu/" xlink:type="simple">Wei D. Lu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90819/robert-j-schoelkopf/" xlink:type="simple">Robert J Schoelkopf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331876/javier-aizpurua/" xlink:type="simple">Javier Aizpurua</text:a>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17565/paul-c-canfield/" xlink:type="simple">Paul C. Canfield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2983/willie-j-padilla/" xlink:type="simple">Willie J Padilla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208388/joel-e-moore/" xlink:type="simple">Joel E Moore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83431/wang-yao/" xlink:type="simple">Wang Yao</text:a>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738511/di-xiao/" xlink:type="simple">Di Xiao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chemistry.princeton.edu/faculty" xlink:type="simple">R. J. Cava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seas.harvard.edu/directory/capasso" xlink:type="simple">Federico Capasso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234201/vlatko-vedral/" xlink:type="simple">Vlatko Vedral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599347/igor-mazin/" xlink:type="simple">Igor Mazin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221068/tilman-esslinger/" xlink:type="simple">Tilman Esslinger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747350/zhipei-sun/" xlink:type="simple">Zhipei Sun</text:a>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84485/sergey-i-bozhevolnyi/" xlink:type="simple">Sergey I. Bozhevolnyi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46022/gongming-wang/" xlink:type="simple">Gongming Wang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43440/jun-ye/" xlink:type="simple">jun ye</text:a></text:p>
          </table:table-cell>
          <table:table-cell office:value-type="float" office:value="83" calcext:value-type="float">
            <text:p>83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87570/jeroen-van-den-brink/" xlink:type="simple">Jeroen van den Brink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026717/yew-san-hor/" xlink:type="simple">Yew san Hor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orcid.org/0000-0001-9764-6120" xlink:type="simple">Frank Koppens</text:a></text:p>
          </table:table-cell>
          <table:table-cell office:value-type="float" office:value="34" calcext:value-type="float">
            <text:p>34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hy.princeton.edu/people/bogdan-bernevig" xlink:type="simple">B. Andrei Bernevig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341493/dong-qian/" xlink:type="simple">Dong Qian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73513/tobias-j-kippenberg/" xlink:type="simple">Tobias J Kippenberg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72929/shuang-zhang/" xlink:type="simple">shuang zhang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719450/hsin-lin/" xlink:type="simple">Hsin Lin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672840/chaoxing-liu/" xlink:type="simple">CHAOXING LIU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3734/jeremy-l-obrien/" xlink:type="simple">Jeremy L O'Brien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41653/yugui-yao/" xlink:type="simple">Yugui Yao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93882/steven-a-cummer/" xlink:type="simple">Steven A. Cumm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54685/rudolf-grimm/" xlink:type="simple">Rudolf Grim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153264/markus-aspelmeyer/" xlink:type="simple">Markus Aspelmey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orcid.org/0000-0002-0272-5481" xlink:type="simple">Luigi Frunzio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bit.ly/2OzIRzP" xlink:type="simple">Leon Balents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orcid.org/0000-0003-4710-1768" xlink:type="simple">Laura Baudis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bit.ly/2KkTDEF" xlink:type="simple">Arun Bansil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556520/lili-wang/" xlink:type="simple">Lili Wang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05668/eiji-saitoh/" xlink:type="simple">Eiji Saitoh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bit.ly/2ZiGemZ" xlink:type="simple">James Analytis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2832361/john-d-bozek/" xlink:type="simple">John D. Bozek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688811/marc-messerschmidt/" xlink:type="simple">Marc Messerschmidt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phas.ubc.ca/users/douglas-bonn" xlink:type="simple">D.A. Bonn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bit.ly/2YmFX5K" xlink:type="simple">Christoph Bostedt</text:a>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300252/sergey-l-budko/" xlink:type="simple">Sergey L. Bud'ko</text:a>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publons.com/researcher/1388542/zhenan-bao/" xlink:type="simple">Zhenan Bao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table table:name="Planilh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Planilha1.A1:Planilha1.C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21:51:47.8640886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ame Kinouchi</meta:initial-creator>
    <meta:creation-date>2019-10-04T20:40:00</meta:creation-date>
    <dc:date>2019-10-04T22:05:53.116138335</dc:date>
    <meta:editing-duration>PT14M40S</meta:editing-duration>
    <meta:editing-cycles>3</meta:editing-cycles>
    <meta:generator>LibreOffice/6.0.7.3$Linux_X86_64 LibreOffice_project/00m0$Build-3</meta:generator>
    <meta:document-statistic meta:table-count="3" meta:cell-count="424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8cm" xlink:href=".." xlink:type="simple" chart:class="chart:scatter" chart:column-mapping="2 1" chart:style-name="ch1">
        <chart:legend chart:legend-position="end" svg:x="14.087cm" svg:y="3.992cm" style:legend-expansion="high" chart:style-name="ch2"/>
        <chart:plot-area chart:style-name="ch3" table:cell-range-address="Planilha1.B2:Planilha1.C137 Planilha1.D1:Planilha1.D137 Planilha1.C1:Planilha1.C1" chart:data-source-has-labels="row" svg:x="0.32cm" svg:y="0.181cm" svg:width="13.447cm" svg:height="8.718cm">
          <chartooo:coordinate-region svg:x="1.127cm" svg:y="0.38cm" svg:width="12.36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2:Planilha1.D137" chart:label-cell-address="Planilha1.D1:Planilha1.D1" chart:class="chart:scatter">
            <chart:domain table:cell-range-address="Planilha1.B2:Planilha1.B137"/>
            <chart:data-point chart:repeated="136"/>
          </chart:series>
          <chart:series chart:style-name="ch7" chart:values-cell-range-address="Planilha1.C2:Planilha1.C137" chart:label-cell-address="Planilha1.C1:Planilha1.C1" chart:class="chart:scatte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K nobel</text:p>
                <draw:g>
                  <svg:desc>Planilha1.D1:Planilha1.D1</svg:desc>
                </draw:g>
              </table:table-cell>
              <table:table-cell office:value-type="string">
                <text:p>K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">
                <text:p>206</text:p>
                <draw:g>
                  <svg:desc>Planilha1.B2:Planilha1.B137</svg:desc>
                </draw:g>
              </table:table-cell>
              <table:table-cell office:value-type="float" office:value="611">
                <text:p>611</text:p>
                <draw:g>
                  <svg:desc>Planilha1.D2:Planilha1.D137</svg:desc>
                </draw:g>
              </table:table-cell>
              <table:table-cell office:value-type="float" office:value="611">
                <text:p>611</text:p>
                <draw:g>
                  <svg:desc>Planilha1.C2:Planilha1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">
                <text:p>114</text:p>
              </table:table-cell>
              <table:table-cell office:value-type="float" office:value="603">
                <text:p>60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">
                <text:p>189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">
                <text:p>19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